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stroke="none" draw:fill="none" fo:min-height="0.94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2.191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color="#000000" fo:font-family="'Liberation Sans'" style:font-family-generic="swiss" style:font-pitch="variable" fo:font-size="18pt" style:font-family-asian="Monospace" style:font-pitch-asian="fixed" style:font-size-asian="18pt" style:font-family-complex="Monospace" style:font-pitch-complex="fixed" style:font-size-complex="18pt"/>
    </style:style>
    <style:style style:name="T1" style:family="text">
      <style:text-properties fo:color="#000000" style:text-outline="false" style:text-line-through-style="none" fo:font-family="'Liberation Sans'" style:font-family-generic="swiss" style:font-pitch="variable" fo:font-size="18pt" fo:font-style="normal" fo:text-shadow="none" style:text-underline-style="none" fo:font-weight="normal" style:letter-kerning="true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698cm" svg:height="0.963cm" svg:x="1.319cm" svg:y="8.874cm">
          <draw:text-box>
            <text:p>sales(uid, pid, quantity, price)</text:p>
          </draw:text-box>
        </draw:frame>
        <draw:frame draw:style-name="gr1" draw:layer="layout" svg:width="9.015cm" svg:height="0.963cm" svg:x="11.795cm" svg:y="9.689cm">
          <draw:text-box>
            <text:p>productView(pid, uid, cid, amt)</text:p>
          </draw:text-box>
        </draw:frame>
        <draw:frame draw:style-name="gr2" draw:layer="layout" svg:width="8.88cm" svg:height="1.196cm" svg:x="1.391cm" svg:y="16.314cm">
          <draw:text-box>
            <text:p>customerView(uid, state, amt)</text:p>
          </draw:text-box>
        </draw:frame>
        <draw:frame draw:style-name="gr1" draw:layer="layout" svg:width="7.614cm" svg:height="0.963cm" svg:x="11.922cm" svg:y="18.272cm">
          <draw:text-box>
            <text:p>stateView(state, cid, amt)</text:p>
          </draw:text-box>
        </draw:frame>
        <draw:frame draw:style-name="gr1" draw:layer="layout" svg:width="6.213cm" svg:height="0.963cm" svg:x="12.44cm" svg:y="2.831cm">
          <draw:text-box>
            <text:p>topP(name, id, total)</text:p>
          </draw:text-box>
        </draw:frame>
        <draw:line draw:style-name="gr3" draw:text-style-name="P1" draw:layer="layout" svg:x1="2.778cm" svg:y1="10.144cm" svg:x2="2.778cm" svg:y2="15.986cm">
          <text:p/>
        </draw:line>
        <draw:line draw:style-name="gr3" draw:text-style-name="P1" draw:layer="layout" svg:x1="10.144cm" svg:y1="9.509cm" svg:x2="11.414cm" svg:y2="10.017cm">
          <text:p/>
        </draw:line>
        <draw:line draw:style-name="gr3" draw:text-style-name="P1" draw:layer="layout" svg:x1="12.938cm" svg:y1="11.16cm" svg:x2="12.811cm" svg:y2="17.51cm">
          <text:p/>
        </draw:line>
        <draw:line draw:style-name="gr3" draw:text-style-name="P1" draw:layer="layout" svg:x1="16.748cm" svg:y1="8.747cm" svg:x2="16.875cm" svg:y2="4.556cm">
          <text:p/>
        </draw:line>
        <draw:frame draw:style-name="gr1" draw:layer="layout" svg:width="8.716cm" svg:height="1.673cm" svg:x="2.778cm" svg:y="12.303cm">
          <draw:text-box>
            <text:p>join users on users.id=productView.uid</text:p>
          </draw:text-box>
        </draw:frame>
        <draw:frame draw:style-name="gr1" draw:layer="layout" svg:width="7.809cm" svg:height="1.673cm" svg:x="13.319cm" svg:y="13.7cm">
          <draw:text-box>
            <text:p>join users on users.id=productView.uid</text:p>
          </draw:text-box>
        </draw:frame>
        <draw:frame draw:style-name="gr4" draw:text-style-name="P2" draw:layer="layout" svg:width="8.503cm" svg:height="2.441cm" svg:x="7.864cm" svg:y="5.572cm">
          <draw:text-box>
            <text:p text:style-name="P2"><text:span text:style-name="T1"><text:tab/></text:span><text:span text:style-name="T1"><text:tab/></text:span><text:span text:style-name="T1"> <text:s text:c="2"/></text:span><text:span text:style-name="T1">Join products on productView.pid=products.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</meta:initial-creator>
    <meta:creation-date>2014-06-05T19:54:57</meta:creation-date>
    <dc:date>2014-06-05T20:05:53</dc:date>
    <dc:creator>Michael </dc:creator>
    <meta:editing-duration>P0D</meta:editing-duration>
    <meta:editing-cycles>1</meta:editing-cycles>
    <meta:document-statistic meta:object-count="12"/>
    <meta:generator>LibreOffice/3.5$Linux_x86 LibreOffice_project/350m1$Build-2</meta:generator>
  </office:meta>
</office:document-meta>
</file>